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363250136" calcext:value-type="float">
            <text:p>1,363250136</text:p>
          </table:table-cell>
          <table:table-cell office:value-type="float" office:value="0.5224814415" calcext:value-type="float">
            <text:p>0,5224814415</text:p>
          </table:table-cell>
          <table:table-cell office:value-type="float" office:value="0.003914278932" calcext:value-type="float">
            <text:p>0,0039142789</text:p>
          </table:table-cell>
          <table:table-cell office:value-type="float" office:value="0.0001143898917" calcext:value-type="float">
            <text:p>0,00011438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098" calcext:value-type="float">
            <text:p>144098</text:p>
          </table:table-cell>
          <table:table-cell office:value-type="float" office:value="1.174094796" calcext:value-type="float">
            <text:p>1,174094796</text:p>
          </table:table-cell>
          <table:table-cell office:value-type="float" office:value="0.5685312748" calcext:value-type="float">
            <text:p>0,5685312748</text:p>
          </table:table-cell>
          <table:table-cell office:value-type="float" office:value="0.0009634727612" calcext:value-type="float">
            <text:p>0,0009634728</text:p>
          </table:table-cell>
          <table:table-cell table:style-name="ce1" office:value-type="float" office:value="0.0000211752249" calcext:value-type="float">
            <text:p>2,12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773" calcext:value-type="float">
            <text:p>144773</text:p>
          </table:table-cell>
          <table:table-cell office:value-type="float" office:value="1.075774074" calcext:value-type="float">
            <text:p>1,075774074</text:p>
          </table:table-cell>
          <table:table-cell office:value-type="float" office:value="0.5823048353" calcext:value-type="float">
            <text:p>0,5823048353</text:p>
          </table:table-cell>
          <table:table-cell office:value-type="float" office:value="0.0005796164623" calcext:value-type="float">
            <text:p>0,0005796165</text:p>
          </table:table-cell>
          <table:table-cell table:style-name="ce1" office:value-type="float" office:value="0.000007025654213" calcext:value-type="float">
            <text:p>7,03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165" calcext:value-type="float">
            <text:p>145165</text:p>
          </table:table-cell>
          <table:table-cell office:value-type="float" office:value="1.060686111" calcext:value-type="float">
            <text:p>1,060686111</text:p>
          </table:table-cell>
          <table:table-cell office:value-type="float" office:value="0.599290967" calcext:value-type="float">
            <text:p>0,599290967</text:p>
          </table:table-cell>
          <table:table-cell office:value-type="float" office:value="0.0005500126281" calcext:value-type="float">
            <text:p>0,0005500126</text:p>
          </table:table-cell>
          <table:table-cell table:style-name="ce1" office:value-type="float" office:value="0.000007006530268" calcext:value-type="float">
            <text:p>7,01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574" calcext:value-type="float">
            <text:p>145574</text:p>
          </table:table-cell>
          <table:table-cell office:value-type="float" office:value="1.175625801" calcext:value-type="float">
            <text:p>1,175625801</text:p>
          </table:table-cell>
          <table:table-cell office:value-type="float" office:value="0.5756483674" calcext:value-type="float">
            <text:p>0,5756483674</text:p>
          </table:table-cell>
          <table:table-cell office:value-type="float" office:value="0.0006322923" calcext:value-type="float">
            <text:p>0,0006322923</text:p>
          </table:table-cell>
          <table:table-cell table:style-name="ce1" office:value-type="float" office:value="0.000006986655535" calcext:value-type="float">
            <text:p>6,99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189" calcext:value-type="float">
            <text:p>146189</text:p>
          </table:table-cell>
          <table:table-cell office:value-type="float" office:value="1.207971215" calcext:value-type="float">
            <text:p>1,207971215</text:p>
          </table:table-cell>
          <table:table-cell office:value-type="float" office:value="0.5981441736" calcext:value-type="float">
            <text:p>0,5981441736</text:p>
          </table:table-cell>
          <table:table-cell office:value-type="float" office:value="0.0004174275964" calcext:value-type="float">
            <text:p>0,0004174276</text:p>
          </table:table-cell>
          <table:table-cell table:style-name="ce1" office:value-type="float" office:value="0.000003478563258" calcext:value-type="float">
            <text:p>3,48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538" calcext:value-type="float">
            <text:p>146538</text:p>
          </table:table-cell>
          <table:table-cell office:value-type="float" office:value="1.078119755" calcext:value-type="float">
            <text:p>1,078119755</text:p>
          </table:table-cell>
          <table:table-cell office:value-type="float" office:value="0.5943557024" calcext:value-type="float">
            <text:p>0,5943557024</text:p>
          </table:table-cell>
          <table:table-cell office:value-type="float" office:value="0.0001804509229" calcext:value-type="float">
            <text:p>0,0001804509</text:p>
          </table:table-cell>
          <table:table-cell table:style-name="ce1" office:value-type="float" office:value="0.000003470210004" calcext:value-type="float">
            <text:p>3,47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680" calcext:value-type="float">
            <text:p>146680</text:p>
          </table:table-cell>
          <table:table-cell office:value-type="float" office:value="1.082653642" calcext:value-type="float">
            <text:p>1,082653642</text:p>
          </table:table-cell>
          <table:table-cell office:value-type="float" office:value="0.5963737965" calcext:value-type="float">
            <text:p>0,5963737965</text:p>
          </table:table-cell>
          <table:table-cell office:value-type="float" office:value="0.000318946084" calcext:value-type="float">
            <text:p>0,0003189461</text:p>
          </table:table-cell>
          <table:table-cell table:style-name="ce1" office:value-type="float" office:value="0.00000346680531" calcext:value-type="float">
            <text:p>3,47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006" calcext:value-type="float">
            <text:p>147006</text:p>
          </table:table-cell>
          <table:table-cell office:value-type="float" office:value="1.0962044" calcext:value-type="float">
            <text:p>1,0962044</text:p>
          </table:table-cell>
          <table:table-cell office:value-type="float" office:value="0.5959334373" calcext:value-type="float">
            <text:p>0,5959334373</text:p>
          </table:table-cell>
          <table:table-cell office:value-type="float" office:value="0.0003216913319" calcext:value-type="float">
            <text:p>0,0003216913</text:p>
          </table:table-cell>
          <table:table-cell table:style-name="ce1" office:value-type="float" office:value="0.000003459046638" calcext:value-type="float">
            <text:p>3,46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328" calcext:value-type="float">
            <text:p>147328</text:p>
          </table:table-cell>
          <table:table-cell office:value-type="float" office:value="1.110163927" calcext:value-type="float">
            <text:p>1,110163927</text:p>
          </table:table-cell>
          <table:table-cell office:value-type="float" office:value="0.5995149612" calcext:value-type="float">
            <text:p>0,5995149612</text:p>
          </table:table-cell>
          <table:table-cell office:value-type="float" office:value="0.000196729452" calcext:value-type="float">
            <text:p>0,0001967295</text:p>
          </table:table-cell>
          <table:table-cell table:style-name="ce1" office:value-type="float" office:value="0.000003451393923" calcext:value-type="float">
            <text:p>3,45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424543857" calcext:value-type="float">
            <text:p>1,1424543857</text:p>
          </table:table-cell>
          <table:table-cell table:formula="of:=AVERAGE([.D2:.D11])" office:value-type="float" office:value="0.5832578957" calcext:value-type="float">
            <text:p>0,5832578957</text:p>
          </table:table-cell>
          <table:table-cell table:formula="of:=AVERAGE([.E2:.E11])" office:value-type="float" office:value="0.00080749184708" calcext:value-type="float">
            <text:p>0,0008074918</text:p>
          </table:table-cell>
          <table:table-cell table:formula="of:=AVERAGE([.F2:.F11])" office:value-type="float" office:value="0.0000173909975749" calcext:value-type="float">
            <text:p>0,000017391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51:14.975529016</dc:date>
    <meta:document-statistic meta:table-count="1" meta:cell-count="70" meta:object-count="0"/>
    <meta:generator>LibreOffice/4.1.4.2$Linux_X86_64 LibreOffice_project/410m0$Build-2</meta:generator>
  </office:meta>
</office:document-meta>
</file>